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fo:color="#008000" fo:font-style="italic" style:font-style-asian="italic" style:font-style-complex="italic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fo:font-style="normal" style:font-style-asian="normal" style:font-style-complex="normal"/>
    </style:style>
    <style:style style:name="P7" style:family="paragraph" style:parent-style-name="Text_20_body">
      <style:paragraph-properties fo:margin-left="0.4925in" fo:margin-right="0in" fo:text-indent="0in" style:auto-text-indent="false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.9846in" fo:margin-right="0in" fo:text-indent="0in" style:auto-text-indent="false"/>
    </style:style>
    <style:style style:name="P1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4">
      <style:paragraph-properties fo:margin-left="0in" fo:margin-right="0in" fo:text-indent="0in" style:auto-text-indent="false"/>
    </style:style>
    <style:style style:name="P13" style:family="paragraph" style:parent-style-name="Standard" style:list-style-name="L5">
      <style:paragraph-properties fo:margin-left="0in" fo:margin-right="0in" fo:text-indent="0in" style:auto-text-indent="false"/>
      <style:text-properties fo:color="#000000" fo:font-style="normal" style:font-style-asian="normal" style:font-style-complex="normal"/>
    </style:style>
    <style:style style:name="P14" style:family="paragraph" style:parent-style-name="Standard">
      <style:paragraph-properties fo:margin-left="0.4925in" fo:margin-right="0in" fo:text-indent="0in" style:auto-text-indent="false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color="#008000" fo:font-style="italic" style:font-style-asian="italic" style:font-style-complex="italic"/>
    </style:style>
    <style:style style:name="P16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/>
    </style:style>
    <style:style style:name="P17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18" style:family="paragraph" style:parent-style-name="Standard">
      <style:paragraph-properties fo:margin-left="0.4925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19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>
      <style:paragraph-properties fo:background-color="#cccccc">
        <style:background-image/>
      </style:paragraph-properties>
      <style:text-properties fo:color="#000080" fo:font-style="italic" style:font-style-asian="italic" style:font-style-complex="italic"/>
    </style:style>
    <style:style style:name="P23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</style:style>
    <style:style style:name="P24" style:family="paragraph" style:parent-style-name="Text_20_body">
      <style:paragraph-properties fo:margin-left="0.9846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25" style:family="paragraph" style:parent-style-name="Text_20_body">
      <style:paragraph-properties fo:margin-left="0.4925in" fo:margin-right="0in" fo:text-indent="0in" style:auto-text-indent="false" fo:background-color="#cccccc">
        <style:background-image/>
      </style:paragraph-properties>
    </style:style>
    <style:style style:name="P26" style:family="paragraph" style:parent-style-name="Text_20_body">
      <style:paragraph-properties fo:margin-left="0.4925in" fo:margin-right="0in" fo:text-indent="0in" style:auto-text-indent="false" fo:background-color="#cccccc">
        <style:background-image/>
      </style:paragraph-properties>
      <style:text-properties fo:font-style="italic" style:font-style-asian="italic" style:font-style-complex="italic"/>
    </style:style>
    <style:style style:name="P27" style:family="paragraph" style:parent-style-name="Text_20_body">
      <style:paragraph-properties fo:margin-left="-0.4925in" fo:margin-right="0in" fo:text-indent="0in" style:auto-text-indent="false"/>
    </style:style>
    <style:style style:name="T1" style:family="text">
      <style:text-properties fo:background-color="#ffff00"/>
    </style:style>
    <style:style style:name="T2" style:family="text">
      <style:text-properties fo:font-style="italic"/>
    </style:style>
    <style:style style:name="T3" style:family="text">
      <style:text-properties style:font-style-asian="italic"/>
    </style:style>
    <style:style style:name="T4" style:family="text">
      <style:text-properties style:font-style-complex="italic"/>
    </style:style>
    <style:style style:name="T5" style:family="text">
      <style:text-properties fo:color="#008000"/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 Apache 2 <text:s text:c="3"/></text:h>
      <text:p text:style-name="Text_20_body"/>
      <text:h text:style-name="Heading_20_2" text:outline-level="2">Check current situation </text:h>
      <text:p text:style-name="Text_20_body"/>
      <text:p text:style-name="Text_20_body">To check if the system already has a version of apache2 you can use synaptic or a command line:</text:p>
      <text:p text:style-name="Text_20_body"/>
      <text:h text:style-name="Heading_20_3" text:outline-level="3">Synaptic</text:h>
      <text:list text:style-name="L1">
        <text:list-item>
          <text:p text:style-name="P11">Open Synaptic</text:p>
        </text:list-item>
        <text:list-item>
          <text:p text:style-name="P11">search for <text:s/>apache2</text:p>
        </text:list-item>
        <text:list-item>
          <text:p text:style-name="P19">if you have ALREADY apache 2 installed you will see a green square</text:p>
        </text:list-item>
      </text:list>
      <text:p text:style-name="P8">if you have NOT apache 2 installed you will see a white square</text:p>
      <text:h text:style-name="Heading_20_3" text:outline-level="3">Terminal</text:h>
      <text:p text:style-name="P2"/>
      <text:p text:style-name="P9">copy/paste the following command on a terminal</text:p>
      <text:p text:style-name="P2"/>
      <text:p text:style-name="Text_20_body">--- code</text:p>
      <text:p text:style-name="P22">sudo apt-cache policy apache2</text:p>
      <text:p text:style-name="Text_20_body">--- code</text:p>
      <text:p text:style-name="Text_20_body"/>
      <text:list text:style-name="L2">
        <text:list-item>
          <text:p text:style-name="P20">if you have ALREADY apache 2 installed <text:s/>(in this case you can skip all the step below )</text:p>
        </text:list-item>
      </text:list>
      <text:p text:style-name="P7">the output will be something like this:</text:p>
      <text:p text:style-name="P25">--- code</text:p>
      <text:p text:style-name="P26">apache2: </text:p>
      <text:p text:style-name="P26"><text:s text:c="2"/><text:span text:style-name="T1">Installed: 2.2.8-1 </text:span></text:p>
      <text:p text:style-name="P26"><text:s text:c="2"/>Candidate: 2.2.8-1ubuntu0.5 </text:p>
      <text:p text:style-name="P26"><text:s text:c="2"/>Version table: </text:p>
      <text:p text:style-name="P26"><text:s text:c="3"/>...</text:p>
      <text:p text:style-name="P25">--- code</text:p>
      <text:p text:style-name="P27"/>
      <text:list text:style-name="L3">
        <text:list-item>
          <text:p text:style-name="P21">if you NOT have apache 2 installed </text:p>
        </text:list-item>
      </text:list>
      <text:p text:style-name="P7">the output will be something like this:</text:p>
      <text:p text:style-name="P10"><text:soft-page-break/>--- code</text:p>
      <text:p text:style-name="P24"><text:s/>Unable to locate package</text:p>
      <text:p text:style-name="P10"/>
      <text:p text:style-name="P10">or </text:p>
      <text:p text:style-name="P24">apache2: </text:p>
      <text:p text:style-name="P24"><text:s text:c="2"/><text:span text:style-name="T1">Installed: (none) </text:span></text:p>
      <text:p text:style-name="P24"><text:s text:c="2"/>Candidate: 2.2.8-1ubuntu0.5 </text:p>
      <text:p text:style-name="P24"><text:s text:c="2"/>Version table: </text:p>
      <text:p text:style-name="P23"><text:s text:c="5"/>.....</text:p>
      <text:p text:style-name="P10">--- code</text:p>
      <text:h text:style-name="Heading_20_2" text:outline-level="2">Pre-Configuration</text:h>
      <text:p text:style-name="Standard">Edit the file <text:s/>/etc/apt/sources.list : </text:p>
      <text:p text:style-name="Standard"/>
      <text:list text:style-name="L4">
        <text:list-item>
          <text:p text:style-name="P12">copy/paste the following command on a terminal:</text:p>
        </text:list-item>
      </text:list>
      <text:p text:style-name="P3"/>
      <text:p text:style-name="P16">sudo gedit /etc/apt/sources.list&amp;</text:p>
      <text:p text:style-name="P3"/>
      <text:p text:style-name="P3">a text editor will be opened, check that the following line are in the file:</text:p>
      <text:p text:style-name="P3"/>
      <text:p text:style-name="P5">deb:http://192.168.0.2 hardy-security/main Packages </text:p>
      <text:p text:style-name="P5">deb:http://192.168.0.2 hardy-updates/main Packages </text:p>
      <text:p text:style-name="P3">if one or more of this line is missing copy/paste <text:s/>them manually</text:p>
      <text:p text:style-name="P3"/>
      <text:list text:style-name="L5">
        <text:list-item>
          <text:p text:style-name="P13">copy/paste the following command on a terminal:</text:p>
          <text:p text:style-name="P13">---code</text:p>
        </text:list-item>
      </text:list>
      <text:p text:style-name="P17">sudo apt-get update</text:p>
      <text:p text:style-name="P3">---code</text:p>
      <text:h text:style-name="Heading_20_2" text:outline-level="2">Installation </text:h>
      <text:p text:style-name="P2">To install Apache2 web server you can choose between two possibilities:</text:p>
      <text:h text:style-name="Heading_20_3" text:outline-level="3">Graphical interface:</text:h>
      <text:p text:style-name="P2"/>
      <text:list text:style-name="L1" text:continue-numbering="true">
        <text:list-item>
          <text:p text:style-name="P11">Open Synaptic</text:p>
        </text:list-item>
        <text:list-item>
          <text:p text:style-name="P11">search for <text:s/>apache2</text:p>
        </text:list-item>
        <text:list-item>
          <text:p text:style-name="P11">select the package called <text:s/>apache2- <text:s text:c="7"/>[newest_version]</text:p>
        </text:list-item>
        <text:list-item>
          <text:p text:style-name="P11">install apache2 and all the declared dependency</text:p>
        </text:list-item>
      </text:list>
      <text:p text:style-name="P2"/>
      <text:h text:style-name="Heading_20_3" text:outline-level="3"><text:soft-page-break/>from command line:</text:h>
      <text:p text:style-name="P1"/>
      <text:list text:style-name="L5">
        <text:list-item text:start-value="1">
          <text:p text:style-name="P13">copy/paste the following command on a terminal:</text:p>
          <text:p text:style-name="P13">---code</text:p>
        </text:list-item>
      </text:list>
      <text:p text:style-name="P17">sudo apt-get install apache2 </text:p>
      <text:p text:style-name="P4">---code</text:p>
      <text:p text:style-name="P4"/>
      <text:p text:style-name="P6">reply [ Y ] to the following question</text:p>
      <text:p text:style-name="P4"/>
      <text:p text:style-name="P4">--- code</text:p>
      <text:p text:style-name="P18">After this operation, xxB of additional disk space will be used. </text:p>
      <text:p text:style-name="P18">Do you want to continue [Y/n]? Y</text:p>
      <text:p text:style-name="P4">---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ndesa</meta:initial-creator>
    <meta:creation-date>2009-04-20T15:57:32</meta:creation-date>
    <dc:creator>undesa</dc:creator>
    <dc:date>2009-04-23T16:46:17</dc:date>
    <meta:editing-cycles>5</meta:editing-cycles>
    <meta:editing-duration>PT3H57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2" meta:word-count="292" meta:character-count="1794"/>
  </office:meta>
</office:document-meta>
</file>